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 pasado 31 de Mayo tuvimos una nueva reunion para seguir avanzando en el proyecto. Esta reunion quedo algo a medias sin embargo vimos varias cosas interesantes.</text:p>
      <text:p text:style-name="Standard"/>
      <text:p text:style-name="Standard">Yo llegue a la reunion con la introduccion practicamente acabada, tras haber leido los articulos de Marcos Cruz y otros articulos interesantes y entender un poco el contexto del problema y del trabajo en si. </text:p>
      <text:p text:style-name="Standard"/>
      <text:p text:style-name="Standard">Habia dejado entre parentesis los sitios de los que cogia las citas, sin embargo de un articulo de internet no sabia como se cogian por lo que fue una cosa que solucionamos en esta reunion (falta de los articulos de Marcos Cruz). A las citas hay que ponerlas el año, el titulo, el autor,... y lo hemos estado buscando por ahi.. Ademas Domingo corrigio un poco esta introduccion, que habra que modificar porque habia partes que o bien estaban mal explicadas, o estaban directamente traducidas del ingles, y no quedaban bien, por lo que lo repasare explicando de la mejor forma posible lo que se trata de trasmitir.</text:p>
      <text:p text:style-name="Standard"/>
      <text:p text:style-name="Standard">Tambien habra que modificar el estilo de los parrafos (los saltos de pagina que tambien quedaron explicados), y ciertas cosas que van en negrita, cursiva, comillas,... de las que Domingo me dejo un enlace para que comprobara. Cambiamos el titulo de la memoria y pusimos el titulo real que aparece en los trabajos ofertados de la UC.</text:p>
      <text:p text:style-name="Standard"/>
      <text:p text:style-name="Standard">Por ultimo en lo referente a la memoria estuvimos hablando del resto de capitulos de los que dispondra la memoria y de como rellenarlos. Por ejemplo quedamos en que habra un capitulo refiriendose a los fundamentos teoricos desarrollados en el trabajo (varianza, media, muestra, kdtrees, … ). Otros puntos que tendra la memoria seran, metodologia empleada, diseño, capas, arquitectura, ...</text:p>
      <text:p text:style-name="Standard"/>
      <text:p text:style-name="Standard">Aparte en el programa tambien estuve progresando antes de la reunion, creando una funcion que tendria la matriz real de puntos (Para comparar con la que tuvieramos nosotros). Sin embargo haria falta que esa matriz tuviera ceros en las posiciones aun no recorridas, y es otra cosa de la que hablamos y que tendremos que solucionar para la proxima reunion. Lo que habra que hacer sera hacer una copia de la matriz unicamente con las posiciones ocupadas hasta donde estemos en el programa.</text:p>
      <text:p text:style-name="Standard"/>
      <text:p text:style-name="Standard">Todo esto lo pasare por github y overleaf cuando este terminado para que Domingo lo repase antes de la proxima reunio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9-05-17T16:17:37.64</meta:creation-date>
    <dc:date>2019-06-12T16:47:47.49</dc:date>
    <dc:creator>o </dc:creator>
    <meta:editing-duration>PT49M33S</meta:editing-duration>
    <meta:editing-cycles>3</meta:editing-cycles>
    <meta:generator>OpenOffice/4.1.3$Win32 OpenOffice.org_project/413m1$Build-9783</meta:generator>
    <meta:document-statistic meta:table-count="0" meta:image-count="0" meta:object-count="0" meta:page-count="1" meta:paragraph-count="7" meta:word-count="391" meta:character-count="2308"/>
  </office:meta>
</office:document-meta>
</file>